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bany" svg:font-family="Albany, Arial"/>
    <style:font-face style:name="Monaco" svg:font-family="Monaco, 'DejaVu Sans Mono', 'Bitstream Vera Sans Mono', 'Lucida Console', monospace"/>
    <style:font-face style:name="StarSymbol" svg:font-family="StarSymbol"/>
    <style:font-face style:name="Times New Roman1" svg:font-family="'Times New Roman'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051cm" fo:line-height="150%" fo:text-align="justify" style:justify-single-word="false"/>
      <style:text-properties fo:font-size="10pt" style:font-size-asian="10pt" style:font-size-complex="10pt"/>
    </style:style>
    <style:style style:name="P3" style:family="paragraph" style:parent-style-name="Heading_20_2">
      <style:paragraph-properties fo:line-height="150%" fo:text-align="justify" style:justify-single-word="false"/>
    </style:style>
    <style:style style:name="P4" style:family="paragraph" style:parent-style-name="Heading_20_2" style:master-page-name="">
      <style:paragraph-properties fo:line-height="150%" style:page-number="auto"/>
    </style:style>
    <style:style style:name="P5" style:family="paragraph" style:parent-style-name="Text_20_body">
      <style:paragraph-properties fo:text-align="justify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Heading_20_2" text:outline-level="2">Polynomial Interpolation and Extrapolation</text:h>
      <text:h text:style-name="P4" text:outline-level="2"/>
      <text:h text:style-name="P3" text:outline-level="2"><text:span text:style-name="T1">The interpolating polynomial of degree </text:span><text:span text:style-name="T2">M-1</text:span><text:span text:style-name="T3"> </text:span><text:span text:style-name="T4">through the </text:span><text:span text:style-name="T2">M </text:span><text:span text:style-name="T4">points </text:span><text:span text:style-name="T4"><draw:frame draw:style-name="fr1" draw:name="Αντικείμενο1" text:anchor-type="as-char" svg:width="7.405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is <text:s/>given explicitly by </text:span><text:span text:style-name="T5">Lagrange's classical formula,</text:span></text:h>
      <text:p text:style-name="P5"><text:span text:style-name="T5"/></text:p>
      <text:p text:style-name="P5"><text:span text:style-name="T5"/></text:p>
      <text:p text:style-name="P5"><text:span text:style-name="T5"><draw:frame draw:style-name="fr1" draw:name="Αντικείμενο2" text:anchor-type="as-char" svg:width="13.446cm" svg:height="2.272cm" draw:z-index="1"><draw:object xlink:href="./Object 2" xlink:type="simple" xlink:show="embed" xlink:actuate="onLoad"/><draw:image xlink:href="./ObjectReplacements/Object 2" xlink:type="simple" xlink:show="embed" xlink:actuate="onLoad"/><svg:desc>τύπος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bany" svg:font-family="Albany, Arial"/>
    <style:font-face style:name="Monaco" svg:font-family="Monaco, 'DejaVu Sans Mono', 'Bitstream Vera Sans Mono', 'Lucida Console', monospace"/>
    <style:font-face style:name="StarSymbol" svg:font-family="StarSymbol"/>
    <style:font-face style:name="Times New Roman1" svg:font-family="'Times New Roman'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0.5pt" style:language-asian="en" style:country-asian="US" style:font-name-complex="Ari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DejaVu Serif" fo:font-size="15pt" fo:font-weight="bold" style:font-name-asian="DejaVu Sans" style:font-size-asian="18pt" style:font-weight-asian="bold" style:font-name-complex="Lucida Sans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1cm" style:type="center"/>
          <style:tab-stop style:position="15.58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erif" fo:font-size="16pt" fo:font-weight="bold" style:font-name-asian="DejaVu Sans" style:font-size-asian="24pt" style:font-weight-asian="bold" style:font-name-complex="Lucida Sans" style:font-size-complex="24pt" style:font-weight-complex="bold"/>
    </style:style>
    <style:style style:name="Teletype" style:family="text">
      <style:text-properties style:font-name="Liberation Mono" style:font-name-asian="Andale Mono" style:font-name-complex="Andale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4T12:48:05.85</dc:date>
    <meta:generator>OpenOffice/4.0.1$Win32 OpenOffice.org_project/401m5$Build-9714</meta:generator>
    <dc:creator>sterg </dc:creator>
    <meta:editing-duration>PT17M8S</meta:editing-duration>
    <meta:editing-cycles>5</meta:editing-cycles>
    <meta:document-statistic meta:table-count="0" meta:image-count="0" meta:object-count="2" meta:page-count="1" meta:paragraph-count="4" meta:word-count="22" meta:character-count="163"/>
  </office:meta>
</office:document-meta>
</file>

<file path=Object 1/content.xml><?xml version="1.0" encoding="utf-8"?>
<math xmlns="http://www.w3.org/1998/Math/MathML">
  <semantics>
    <mrow>
      <mrow>
        <msub>
          <mi>y</mi>
          <mn>0</mn>
        </msub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  <mi>,</mi>
      <mrow>
        <msub>
          <mi>y</mi>
          <mn>1</mn>
        </msub>
        <mo stretchy="false">=</mo>
        <mi>f</mi>
      </mrow>
      <mrow>
        <mo stretchy="false">(</mo>
        <mrow>
          <msub>
            <mi>x</mi>
            <mn>0</mn>
          </msub>
        </mrow>
        <mo stretchy="false">)</mo>
      </mrow>
      <mi>,</mi>
      <mn>...</mn>
      <mi>,</mi>
      <mrow>
        <msub>
          <mi>y</mi>
          <mrow>
            <mrow>
              <mi>M</mi>
              <mo stretchy="false">−</mo>
              <mn>1</mn>
            </mrow>
          </mrow>
        </msub>
        <mo stretchy="false">=</mo>
        <mi>f</mi>
      </mrow>
      <mrow>
        <mo stretchy="false">(</mo>
        <mrow>
          <msub>
            <mi>x</mi>
            <mrow>
              <mrow>
                <mi>M</mi>
                <mo stretchy="false">−</mo>
                <mn>1</mn>
              </mrow>
            </mrow>
          </msub>
        </mrow>
        <mo stretchy="false">)</mo>
      </mrow>
    </mrow>
    <annotation encoding="StarMath 5.0">y_0 = f(x_0), y_1=f(x_0), ..., y_{M-1} = f(x_{M-1})</annotation>
  </semantics>
</math>
</file>

<file path=Object 2/content.xml><?xml version="1.0" encoding="utf-8"?>
<math xmlns="http://www.w3.org/1998/Math/MathML">
  <semantics>
    <mtable>
      <mtr>
        <mtd>
          <mrow>
            <mi>P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</mrow>
                    <mo stretchy="false">)</mo>
                  </mrow>
                  <mo stretchy="false">⋯</mo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</msub>
                      </mrow>
                    </mrow>
                    <mo stretchy="false">)</mo>
                  </mrow>
                </mrow>
                <mrow>
                  <mrow>
                    <mo stretchy="false">(</mo>
                    <mrow>
                      <mrow>
                        <msub>
                          <mi>x</mi>
                          <mn>0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sub>
                          <mi>x</mi>
                          <mn>0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stretchy="false">)</mo>
                  </mrow>
                  <mo stretchy="false">⋯</mo>
                  <mrow>
                    <mo stretchy="false">(</mo>
                    <mrow>
                      <mrow>
                        <msub>
                          <mi>x</mi>
                          <mn>0</mn>
                        </msub>
                        <mo stretchy="false">−</mo>
                        <msub>
                          <mi>x</mi>
                          <mrow>
                            <mi mathvariant="italic">M1</mi>
                          </mrow>
                        </msub>
                      </mrow>
                    </mrow>
                    <mo stretchy="false">)</mo>
                  </mrow>
                </mrow>
              </mfrac>
            </mrow>
            <mrow>
              <msub>
                <mi>y</mi>
                <mn>0</mn>
              </msub>
              <mo stretchy="false">+</mo>
              <mfrac>
                <mrow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</mrow>
                    <mo stretchy="false">)</mo>
                  </mrow>
                  <mo stretchy="false">⋯</mo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</msub>
                      </mrow>
                    </mrow>
                    <mo stretchy="false">)</mo>
                  </mrow>
                </mrow>
                <mrow>
                  <mrow>
                    <mo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stretchy="false">)</mo>
                  </mrow>
                  <mo stretchy="false">⋯</mo>
                  <mrow>
                    <mo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</msub>
                      </mrow>
                    </mrow>
                    <mo stretchy="false">)</mo>
                  </mrow>
                </mrow>
              </mfrac>
            </mrow>
            <mrow>
              <msub>
                <mi>y</mi>
                <mn>1</mn>
              </msub>
              <mo stretchy="false">+</mo>
              <mo stretchy="false">⋯</mo>
            </mrow>
          </mrow>
        </mtd>
      </mtr>
      <mtr>
        <mtd>
          <mrow>
            <mfrac>
              <mrow>
                <mrow>
                  <mo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stretchy="false">)</mo>
                </mrow>
                <mrow>
                  <mo stretchy="false">(</mo>
                  <mrow>
                    <mrow>
                      <mi>x</mi>
                      <mo stretchy="false">−</mo>
                      <msub>
                        <mi>x</mi>
                        <mn>1</mn>
                      </msub>
                    </mrow>
                  </mrow>
                  <mo stretchy="false">)</mo>
                </mrow>
                <mo stretchy="false">⋯</mo>
                <mrow>
                  <mo stretchy="false">(</mo>
                  <mrow>
                    <mrow>
                      <mi>x</mi>
                      <mo stretchy="false">−</mo>
                      <msub>
                        <mi>x</mi>
                        <mrow>
                          <mrow>
                            <mi>M</mi>
                            <mo stretchy="false">−</mo>
                            <mn>2</mn>
                          </mrow>
                        </mrow>
                      </msub>
                    </mrow>
                  </mrow>
                  <mo stretchy="false">)</mo>
                </mrow>
              </mrow>
              <mrow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stretchy="false">)</mo>
                </mrow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stretchy="false">)</mo>
                </mrow>
                <mo stretchy="false">⋯</mo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</msub>
                      <mo stretchy="false">−</mo>
                      <msub>
                        <mi>x</mi>
                        <mrow>
                          <mrow>
                            <mi>M</mi>
                            <mo stretchy="false">−</mo>
                            <mn>2</mn>
                          </mrow>
                        </mrow>
                      </msub>
                    </mrow>
                  </mrow>
                  <mo stretchy="false">)</mo>
                </mrow>
              </mrow>
            </mfrac>
            <msub>
              <mi>y</mi>
              <mrow>
                <mrow>
                  <mi>M</mi>
                  <mo stretchy="false">−</mo>
                  <mn>1</mn>
                </mrow>
              </mrow>
            </msub>
          </mrow>
        </mtd>
      </mtr>
    </mtable>
    <annotation encoding="StarMath 5.0">P(x) = {(x-x_1)(x-x_2) dotsaxis (x-x_{M-1})} 
 over {(x_0-x_1)(x_0-x_2) dotsaxis (x_0-x_{M1})} y_0 +  
  {(x-x_0)(x-x_2) dotsaxis (x-x_{M-1})} over {(x_1-x_0)(x_1-x_2) dotsaxis (x_1-x_{M-1})} y_1 + dotsaxis newline {(x-x_0)(x-x_1) dotsaxis (x-x_{M-2})} over {(x_{M-1}-x_0)(x_{M-1}-x_1) dotsaxis (x_{M-1}-x_{M-2})}  y_{M-1}   </annotation>
  </semantics>
</math>
</file>